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10-05T09:25:49.03" calcext:value-type="date" table:number-columns-spanned="3" table:number-rows-spanned="1">
            <text:p>Oct-05-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10-10T09:25:49.03" calcext:value-type="date" table:number-columns-spanned="3" table:number-rows-spanned="1">
            <text:p>Oct-10-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1">00/00/0000</text:date>, <text:time style:data-style-name="N2" text:time-value="09:25:47.72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10-11T09:26:38.100000000</dc:date>
    <meta:generator>LibreOffice/6.3.5.2$Windows_x86 LibreOffice_project/dd0751754f11728f69b42ee2af66670068624673</meta:generator>
    <meta:editing-duration>PT8H30M54S</meta:editing-duration>
    <meta:editing-cycles>112</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011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01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dActualTotalNetPF = 0 'added by Mike, 20201011
            
    'TO-DO: -update: instructions for the function to return two (2) output values
    'dTotalNetPF = autoComputedTotalNetPF(myInputStartDate)

	'added by Mike, 20201011
    Call autoWriteCashPaidDatePhraseInNotesColumnTreatmentMasterList

    'TO-DO: -reverify: this
    Call autoComputedTotalNetPF(myInputStartDateWorksheet)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End If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worksheet.getCellRangeByName("B16").setValue(dTotalUncollectedCash)
		
	oNumberFormats = ThisComponent.numberFormats
	lKey = oNumberFormats.queryKey("0.00", oLocalSettings , true)
	worksheet.getCellRangeByName("B16").NumberFormat = lKey		
    
    'edited by Mike, 20201011
    'worksheet.getCellRangeByName("B17").setValue("0.00")
    worksheet.getCellRangeByName("B17").setValue(dTotalUncollectedCash)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